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e3b" officeooo:paragraph-rsid="000dae3b"/>
    </style:style>
    <style:style style:name="P2" style:family="paragraph" style:parent-style-name="Standard">
      <style:text-properties officeooo:rsid="000e4312" officeooo:paragraph-rsid="000e4312"/>
    </style:style>
    <style:style style:name="P3" style:family="paragraph" style:parent-style-name="Standard">
      <style:text-properties officeooo:rsid="000f0ad7" officeooo:paragraph-rsid="000f0ad7"/>
    </style:style>
    <style:style style:name="P4" style:family="paragraph" style:parent-style-name="Standard">
      <style:text-properties fo:font-weight="bold" officeooo:rsid="000dae3b" officeooo:paragraph-rsid="000dae3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 1</text:p>
      <text:p text:style-name="P1"/>
      <text:p text:style-name="P1">(a). message digest was created and saved in the folder hash.</text:p>
      <text:p text:style-name="P1">(b). Done and stored in folder encryption.</text:p>
      <text:p text:style-name="P1">(c). From ECB we can derive some information about the orignal picture like the shape in the picture the colour etc. From CBC we can not derive any information.</text:p>
      <text:p text:style-name="P1">(d). The hashes were created and stored in the folder hash. No they are very different and count gives value 0 for the specific hashes.</text:p>
      <text:p text:style-name="P1"/>
      <text:p text:style-name="P1"><text:span text:style-name="T1">Part 2</text:span> </text:p>
      <text:p text:style-name="P1"/>
      <text:p text:style-name="P4">Task1</text:p>
      <text:p text:style-name="P1"/>
      <text:p text:style-name="P1">1. 20000000 trails and still sometimes bad luck.</text:p>
      <text:p text:style-name="P1">2. 20000 trails.</text:p>
      <text:p text:style-name="P1">3. Collision property is easier to break.</text:p>
      <text:p text:style-name="P1"/>
      <text:p text:style-name="P4">Task2</text:p>
      <text:p text:style-name="P1"/>
      <text:p text:style-name="P2">The answer is Median</text:p>
      <text:p text:style-name="P2"/>
      <text:p text:style-name="P3"><text:span text:style-name="T1">Part 4</text:span> </text:p>
      <text:p text:style-name="P3"><text:s/></text:p>
      <text:p text:style-name="P3">The answer is 'thedancingmen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4:56:09.391994948</meta:creation-date>
    <dc:date>2016-03-29T15:24:56.800762918</dc:date>
    <meta:editing-duration>PT13M46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15" meta:word-count="106" meta:character-count="583" meta:non-whitespace-character-count="488"/>
  </office:meta>
</office:document-meta>
</file>